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color="#222222" fo:font-size="10.5pt" style:font-size-asian="10.5pt" style:font-size-complex="10.5pt" fo:background-color="#ffffff"/>
    </style:style>
    <style:style style:name="T2"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ztekowie właśnie podbili hiszpańską kolonię. Najwidoczniej sprzedawanie im uzbrojenia i koni było lepszym pomysłem niż początkowo myślałem <text:span text:style-name="T1">–</text:span> nie dość, że zarobiłem na tym fortunę, to jeszcze na dodatek stworzyłem sobie niezłego sojusznika, który blokuje ekspansję wrogiego imperium kolonialnego. W tym czasie moi misjonarze śmigają w jedną stronę do tubylczych wiosek, zapewniając mi ciągły przypływ nawróconych Indian. Akurat mi się przydadzą <text:span text:style-name="T1">–</text:span> manufaktura produkująca ubrania w Quebecu zaczyna mieć problemy z surowcami, a odkryłem w głębi kontynentu tereny idealne pod uprawę bawełny. Już liczę w głowie zyski…</text:p>
      <text:p text:style-name="Standard"/>
      <text:p text:style-name="Standard">“Sid Meier’s Civilization IV: Colonization” na pierwszy rzut oka może wyglądać zaledwie na dodatek do czwartej odsłony bardziej znanego cyklu “Civilization”. Silnik ten sam, tak samo jak interfejs, grafika, nawet tytuł na to wskazuje. Rzeczywistość jest bardziej skomplikowana, szczególnie biorąc pod uwagę, że to “rozszerzenie” jest remakiem gry z 1994 roku i nie wymaga żadnej innej gry do działania. Do tego każdy, kto spróbuje zagrać w “Colonization” w taki sam sposób jak w “Civilization” szybko się zorientuje, że niedomaga mu kraj, Indianie go nienawidzą, a stolica kraju przypomina zabitą dechami wiochę.</text:p>
      <text:p text:style-name="Standard"/>
      <text:p text:style-name="Standard">Cel gracza jest względnie prosty - po wybraniu jednej z kilku frakcji, różniących się od siebie (na przykład Francuzi są lepsi w nawracaniu, a Holendrzy dostają bonus do produkcji) dostajemy w ręce zapyziały statek, w którym siedzi jednostka żołnierska oraz pionier (budujący drogi, ulepszenia i tak dalej). Nasz cel? Zbudować imperium godne nowego kontynentu, ogłoszenie niepodległości i skopanie tyłków wojskom wysłanym, by stłumić naszą rebelię. </text:p>
      <text:p text:style-name="Standard"/>
      <text:p text:style-name="Standard">Od pierwszych chwil gracz dostrzega coraz więcej zmian w stosunku do oryginału. Każda jednostka może zakładać miasta <text:span text:style-name="T1">–</text:span> ma to związek z tym, że “żołnierz” i “pionier” nie są typami, a rolami. Większość jednostek w grze może przyjmować rolę żołnierza, pioniera, zwiadowcy, misjonarza lub zwykłego kolonisty, zależnie od zasobów - dzięki temu niczym dziwnym nie jest, na przykład, stawianie pod broń dosłownie całej kolonii w razie ataku albo wysyłanie nadmiarowych drwali jako misjonarzy. Do tego mamy opcję kontaktu z Europą <text:span text:style-name="T1">–</text:span> gracz sprzedaje tam większość surowców, a w zamian za otrzymane pieniądze może kupować więcej osadników. Dochodzi jeszcze spora ilość surowców, konieczność posiadania narzędzi by budować sporą część budynków, interakcje z Indianami, brak drzewka technologicznego…</text:p>
      <text:p text:style-name="Standard"/>
      <text:p text:style-name="Standard">Gra jest o wiele bardziej skomplikowana od zwykłej “Civilization IV”. Dość szybko do głosu dochodzi mikrozarządzanie <text:span text:style-name="T1">–</text:span> każda kolonia produkuje surowce, ale żadna nie jest w stanie produkować wszystkich. Jeśli jedno miasto jest otoczone polami pszenicy i co turę produkuje ogromne ilości żywności, to nie będzie w stanie samodzielnie produkować narzędzi potrzebnych do budowy budynków (o ile będziemy chcieli, by jakieś budowało, bo to nie jest konieczne). Z kolei takie miasto, które ma dostęp do ogromnych złóż metali może nie mieć dość jedzenia by utrzymać populację górników, ani dość drzew by zbudować lepsze budynki przemysłowe niż najbardziej prymitywne kuźnie. Aby ogarnąć swoje kolonialne imperium konieczne jest więc stworzenie solidnej sieci dróg oraz ogromnych ilości karawan. Gra umożliwia ustawienie tego, ile mają eksportować i importować poszczególne miasta, co potrafi być jednak nużące. Jest to o wiele przyjemniejsze niż ustawianie ręcznie każdego transportu surowców, ale przydałaby się możliwość ustawiania tego typu opcji hurtem.</text:p>
      <text:p text:style-name="Standard"/>
      <text:p text:style-name="Standard">Część mechanik wymaga solidnego opanowania, jeśli chce się osiągnąć dobre wyniki. Handel z Europą jest opłacalny, ale nasza metropolia szybko zaczyna nakładać na niego wysokie podatki, przez co przydatne staje się ogarnięcie handlu z Indianami. Ten poprawia nasze stosunki z nimi, ale sprzedawanie im uzbrojenia lub koni może ich wzmocnić <text:span text:style-name="T1">–</text:span> z drugiej strony, lokalni sojusznicy są bardzo przydatni. Każdy typ osadnika ma własne bonusy do produkcji surowców, a do tego możliwe jest wysyłanie ich do szkół, dzięki czemu ich zdolności zbierania wzrasta. Do tego mamy kilka możliwości tworzenia nowych jednostek <text:span text:style-name="T1">–</text:span> możemy nawracać lokalne plemiona, budować kościoły, które mogą przyspieszać imigrację z Europy albo możemy je po prostu kupować. Do tego inwazja, do której dochodzi po ogłoszeniu niepodległości, bywa miażdżąca <text:span text:style-name="T1">–</text:span> metropolia ma lepiej wyszkolone siły i potężną flotę, więc trzeba mądrze rozplanować obronę.</text:p>
      <text:p text:style-name="Standard"/>
      <text:p text:style-name="Standard">Gra jest pasjonująca, ale ma swoje wady. Przede wszystkim zaliczyłbym do nich fakt, że jedynym sposobem na zwycięstwo jest pokonanie inwazji z Europy. Walka w czwartej części Cywilizacji nie była zbyt pasjonująca <text:span text:style-name="T1">–</text:span> najprostszą strategią było zbicie jak największej ilości jednostek w kupę i wysłanie jej na wroga. Tutaj sytuacja nie ulega dużej poprawie, choć świeżości dodaje fakt, że tym razem to wróg ma przewagę. Do tego system ekonomiczny oraz ustalanie kawaran potrafią bardzo mocno dać w kość początkującym graczom. Miasta wymagają sporo uwagi, więc bez skupienia się na rozgrywce możemy skończyć z dziwacznym kraikiem, gdzie każde miasto nie pasuje do reszty. Raz też miałem wyjątkowo mało zabawny bug <text:span text:style-name="T1">–</text:span> inwazja z Europy, zamiast walczyć, założyła miasto, przez co byłem zmuszony je szturmować.</text:p>
      <text:p text:style-name="Standard"/>
      <text:p text:style-name="Standard">Grafika jest przyjemna dla oka i bardzo estetyczna <text:span text:style-name="T1">–</text:span> na pierwszy rzut oka można rozpoznać konkretne typy terenu. Oczywiście, gra jest dość stara, ale jak na swoje lata trzyma się całkiem nieźle. W końcu w grach tego typu czytelność jest bardzo ważna. Podobnie dźwięki, bardzo kolonialne, nieźle wprowadzające w klimat. </text:p>
      <text:p text:style-name="Standard"/>
      <text:p text:style-name="Standard">Co prawda, na moim podium gier strategicznych stoi dumnie Crusader Kings II, ale Colonization trzyma się mocno na drugim lub trzecim miejscu. Mimo oczywistych i bardzo denerwujących wad, jest coś uzależniającego w patrzeniu, jak skarbiec puchnie od eksportu skór i ubrań, a indiańscy sojusznicy stawiają nam kolejne miasta. To po prostu bardzo przyjemna gra i żałuję, że nie powstała świeższa wersja, która mogłaby poprawić błędy poprzednich części. Może kiedyś…</text:p>
      <text:p text:style-name="Standard"/>
      <text:p text:style-name="Standard"><text:a xlink:type="simple" xlink:href="https://images-1.gog.com/1833a4832ae03cdc2e0fe9b0d0c5e6ee626a1402324fb00476fee4a1781b91c0.jpg" text:style-name="ListLabel_20_1" text:visited-style-name="ListLabel_20_1"><text:span text:style-name="T2">https://images-1.gog.com/1833a4832ae03cdc2e0fe9b0d0c5e6ee626a1402324fb00476fee4a1781b91c0.jpg</text:span></text:a> - top</text:p>
      <text:p text:style-name="Standard"><text:a xlink:type="simple" xlink:href="https://imgur.com/a/YuInG4S" text:style-name="ListLabel_20_1" text:visited-style-name="ListLabel_20_1"><text:span text:style-name="T2">https://imgur.com/a/YuInG4S</text:span></text:a> </text:p>
      <text:p text:style-name="Standard"><text:a xlink:type="simple" xlink:href="https://imgur.com/a/CNgj1dY" text:style-name="ListLabel_20_1" text:visited-style-name="ListLabel_20_1"><text:span text:style-name="T2">https://imgur.com/a/CNgj1dY</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880" meta:character-count="6166" meta:non-whitespace-character-count="5283"/>
    <meta:generator>LibreOfficeDev/6.0.5.2$Linux_X86_64 LibreOffice_project/</meta:generator>
  </office:meta>
</office:document-meta>
</file>